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18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43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18.26mm" fo:break-before="auto" style:use-optimal-row-height="true"/>
    </style:style>
    <style:style style:name="ro3" style:family="table-row">
      <style:table-row-properties style:row-height="20.5mm" fo:break-before="auto" style:use-optimal-row-height="false"/>
    </style:style>
    <style:style style:name="ro4" style:family="table-row">
      <style:table-row-properties style:row-height="26.32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Funcionalidades y comprobación de la orden MPSTAT de forma experimental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mide el campo de %usr?</text:p>
          </table:table-cell>
          <table:table-cell table:style-name="ce7" office:value-type="string" calcext:value-type="string">
            <text:p>El número de usuarios que están haciendo uso del sistema</text:p>
          </table:table-cell>
          <table:table-cell table:style-name="ce7" office:value-type="string" calcext:value-type="string">
            <text:p>El porcentaje de uso en el nivel de usuario</text:p>
          </table:table-cell>
          <table:table-cell table:style-name="ce7" office:value-type="string" calcext:value-type="string">
            <text:p>El número de interrupciones que provoca el usuario</text:p>
          </table:table-cell>
          <table:table-cell table:style-name="ce7" office:value-type="string" calcext:value-type="string">
            <text:p>Tiempo en el que la CPU ha estado sin recibir interrupciones de E/S</text:p>
          </table:table-cell>
          <table:table-cell table:style-name="ce10" office:value-type="string" calcext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Con respecto a la carga de trabajo del sistema, ¿qué sucede al aumentar el tamaño de una matriz?</text:p>
          </table:table-cell>
          <table:table-cell table:style-name="ce7" office:value-type="string" calcext:value-type="string">
            <text:p>La carga de trabajo se ve reducida</text:p>
          </table:table-cell>
          <table:table-cell table:style-name="ce7" office:value-type="string" calcext:value-type="string">
            <text:p>No afecta de ninguna forma a la carga de trabajo</text:p>
          </table:table-cell>
          <table:table-cell table:style-name="ce7" office:value-type="string" calcext:value-type="string">
            <text:p>La carga de trabajo se ve aumentada</text:p>
          </table:table-cell>
          <table:table-cell table:style-name="ce7" office:value-type="string" calcext:value-type="string">
            <text:p>El %idle se ve aumentado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lenguaje de programación se ha utilizado para el programa de multiplicación de matrices?</text:p>
          </table:table-cell>
          <table:table-cell table:style-name="ce7" office:value-type="string" calcext:value-type="string">
            <text:p>Java</text:p>
          </table:table-cell>
          <table:table-cell table:style-name="ce7" office:value-type="string" calcext:value-type="string">
            <text:p>Ruby</text:p>
          </table:table-cell>
          <table:table-cell table:style-name="ce7" office:value-type="string" calcext:value-type="string">
            <text:p>Phyton</text:p>
          </table:table-cell>
          <table:table-cell table:style-name="ce7" office:value-type="string" calcext:value-type="string">
            <text:p>C++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significa una subida del %iowait?</text:p>
          </table:table-cell>
          <table:table-cell table:style-name="ce7" office:value-type="string" calcext:value-type="string">
            <text:p>Un aumento de la carga de trabajo del sistema</text:p>
          </table:table-cell>
          <table:table-cell table:style-name="ce7" office:value-type="string" calcext:value-type="string">
            <text:p>Que el procesador estará más desocupado</text:p>
          </table:table-cell>
          <table:table-cell table:style-name="ce7" office:value-type="string" calcext:value-type="string">
            <text:p>El %iowait no afecta a la CPU</text:p>
          </table:table-cell>
          <table:table-cell table:style-name="ce7" office:value-type="string" calcext:value-type="string">
            <text:p>Todas las anteriores son correctas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uál es uno de los usos de la orden htop?</text:p>
          </table:table-cell>
          <table:table-cell table:style-name="ce7" office:value-type="string" calcext:value-type="string">
            <text:p>Medir la cantidad de paquetes recibidos en KB/s</text:p>
          </table:table-cell>
          <table:table-cell table:style-name="ce7" office:value-type="string" calcext:value-type="string">
            <text:p>Medir la temperatura del disco</text:p>
          </table:table-cell>
          <table:table-cell table:style-name="ce7" office:value-type="string" calcext:value-type="string">
            <text:p>Administrar interactivamente los procesos del sistema</text:p>
          </table:table-cell>
          <table:table-cell table:style-name="ce7" office:value-type="string" calcext:value-type="string">
            <text:p>Medir la tempratura de la CPU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/>
          <table:table-cell table:style-name="ce7" table:number-columns-repeated="4"/>
          <table:table-cell table:style-name="ce10"/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Funcionalidades y comprobación de la orden MPSTAT de forma experimental" calcext:value-type="string">
            <text:p>Funcionalidades y comprobación de la orden MPSTAT de forma experimental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¿Qué mide el campo de %usr?" calcext:value-type="string">
            <text:p>¿Qué mide el campo de %usr?</text:p>
          </table:table-cell>
          <table:table-cell table:formula="of:=[Cuestiones.B3]" office:value-type="string" office:string-value="El número de usuarios que están haciendo uso del sistema" calcext:value-type="string">
            <text:p>El número de usuarios que están haciendo uso del sistema</text:p>
          </table:table-cell>
          <table:table-cell table:formula="of:=[Cuestiones.C3]" office:value-type="string" office:string-value="El porcentaje de uso en el nivel de usuario" calcext:value-type="string">
            <text:p>El porcentaje de uso en el nivel de usuario</text:p>
          </table:table-cell>
          <table:table-cell table:formula="of:=[Cuestiones.D3]" office:value-type="string" office:string-value="El número de interrupciones que provoca el usuario" calcext:value-type="string">
            <text:p>El número de interrupciones que provoca el usuario</text:p>
          </table:table-cell>
          <table:table-cell table:formula="of:=[Cuestiones.E3]" office:value-type="string" office:string-value="Tiempo en el que la CPU ha estado sin recibir interrupciones de E/S" calcext:value-type="string">
            <text:p>Tiempo en el que la CPU ha estado sin recibir interrupciones de E/S</text:p>
          </table:table-cell>
          <table:table-cell table:formula="of:=[Cuestiones.F3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4]" office:value-type="string" office:string-value="Con respecto a la carga de trabajo del sistema, ¿qué sucede al aumentar el tamaño de una matriz?" calcext:value-type="string">
            <text:p>Con respecto a la carga de trabajo del sistema, ¿qué sucede al aumentar el tamaño de una matriz?</text:p>
          </table:table-cell>
          <table:table-cell table:formula="of:=[Cuestiones.B4]" office:value-type="string" office:string-value="La carga de trabajo se ve reducida" calcext:value-type="string">
            <text:p>La carga de trabajo se ve reducida</text:p>
          </table:table-cell>
          <table:table-cell table:formula="of:=[Cuestiones.C4]" office:value-type="string" office:string-value="No afecta de ninguna forma a la carga de trabajo" calcext:value-type="string">
            <text:p>No afecta de ninguna forma a la carga de trabajo</text:p>
          </table:table-cell>
          <table:table-cell table:formula="of:=[Cuestiones.D4]" office:value-type="string" office:string-value="La carga de trabajo se ve aumentada" calcext:value-type="string">
            <text:p>La carga de trabajo se ve aumentada</text:p>
          </table:table-cell>
          <table:table-cell table:formula="of:=[Cuestiones.E4]" office:value-type="string" office:string-value="El %idle se ve aumentado" calcext:value-type="string">
            <text:p>El %idle se ve aumentado</text:p>
          </table:table-cell>
          <table:table-cell table:formula="of:=[Cuestiones.F4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5]" office:value-type="string" office:string-value="¿Qué lenguaje de programación se ha utilizado para el programa de multiplicación de matrices?" calcext:value-type="string">
            <text:p>¿Qué lenguaje de programación se ha utilizado para el programa de multiplicación de matrices?</text:p>
          </table:table-cell>
          <table:table-cell table:formula="of:=[Cuestiones.B5]" office:value-type="string" office:string-value="Java" calcext:value-type="string">
            <text:p>Java</text:p>
          </table:table-cell>
          <table:table-cell table:formula="of:=[Cuestiones.C5]" office:value-type="string" office:string-value="Ruby" calcext:value-type="string">
            <text:p>Ruby</text:p>
          </table:table-cell>
          <table:table-cell table:formula="of:=[Cuestiones.D5]" office:value-type="string" office:string-value="Phyton" calcext:value-type="string">
            <text:p>Phyton</text:p>
          </table:table-cell>
          <table:table-cell table:formula="of:=[Cuestiones.E5]" office:value-type="string" office:string-value="C++" calcext:value-type="string">
            <text:p>C++</text:p>
          </table:table-cell>
          <table:table-cell table:formula="of:=[Cuestiones.F5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6]" office:value-type="string" office:string-value="¿Qué significa una subida del %iowait?" calcext:value-type="string">
            <text:p>¿Qué significa una subida del %iowait?</text:p>
          </table:table-cell>
          <table:table-cell table:formula="of:=[Cuestiones.B6]" office:value-type="string" office:string-value="Un aumento de la carga de trabajo del sistema" calcext:value-type="string">
            <text:p>Un aumento de la carga de trabajo del sistema</text:p>
          </table:table-cell>
          <table:table-cell table:formula="of:=[Cuestiones.C6]" office:value-type="string" office:string-value="Que el procesador estará más desocupado" calcext:value-type="string">
            <text:p>Que el procesador estará más desocupado</text:p>
          </table:table-cell>
          <table:table-cell table:formula="of:=[Cuestiones.D6]" office:value-type="string" office:string-value="El %iowait no afecta a la CPU" calcext:value-type="string">
            <text:p>El %iowait no afecta a la CPU</text:p>
          </table:table-cell>
          <table:table-cell table:formula="of:=[Cuestiones.E6]" office:value-type="string" office:string-value="Todas las anteriores son correctas" calcext:value-type="string">
            <text:p>Todas las anteriores son correctas</text:p>
          </table:table-cell>
          <table:table-cell table:formula="of:=[Cuestiones.F6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7]" office:value-type="string" office:string-value="¿Cuál es uno de los usos de la orden htop?" calcext:value-type="string">
            <text:p>¿Cuál es uno de los usos de la orden htop?</text:p>
          </table:table-cell>
          <table:table-cell table:formula="of:=[Cuestiones.B7]" office:value-type="string" office:string-value="Medir la cantidad de paquetes recibidos en KB/s" calcext:value-type="string">
            <text:p>Medir la cantidad de paquetes recibidos en KB/s</text:p>
          </table:table-cell>
          <table:table-cell table:formula="of:=[Cuestiones.C7]" office:value-type="string" office:string-value="Medir la temperatura del disco" calcext:value-type="string">
            <text:p>Medir la temperatura del disco</text:p>
          </table:table-cell>
          <table:table-cell table:formula="of:=[Cuestiones.D7]" office:value-type="string" office:string-value="Administrar interactivamente los procesos del sistema" calcext:value-type="string">
            <text:p>Administrar interactivamente los procesos del sistema</text:p>
          </table:table-cell>
          <table:table-cell table:formula="of:=[Cuestiones.E7]" office:value-type="string" office:string-value="Medir la tempratura de la CPU" calcext:value-type="string">
            <text:p>Medir la tempratura de la CPU</text:p>
          </table:table-cell>
          <table:table-cell table:formula="of:=[Cuestiones.F7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8]" office:value-type="float" office:value="0" calcext:value-type="float">
            <text:p>0</text:p>
          </table:table-cell>
          <table:table-cell table:formula="of:=[Cuestiones.B8]" office:value-type="float" office:value="0" calcext:value-type="float">
            <text:p>0</text:p>
          </table:table-cell>
          <table:table-cell table:formula="of:=[Cuestiones.C8]" office:value-type="float" office:value="0" calcext:value-type="float">
            <text:p>0</text:p>
          </table:table-cell>
          <table:table-cell table:formula="of:=[Cuestiones.D8]" office:value-type="float" office:value="0" calcext:value-type="float">
            <text:p>0</text:p>
          </table:table-cell>
          <table:table-cell table:formula="of:=[Cuestiones.E8]" office:value-type="float" office:value="0" calcext:value-type="float">
            <text:p>0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6:45:46.2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